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9.3pt"/>
    </style:style>
    <style:style style:name="co2" style:family="table-column">
      <style:table-column-properties fo:break-before="auto" style:column-width="275.56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ropertyName (arguments to pass into constructor)</text:p>
          </table:table-cell>
          <table:table-cell table:style-name="ce1" office:value-type="string" calcext:value-type="string">
            <text:p>propertyValues (to compare user input to workouts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, example “Clean Week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Number, 1 through 3. 1: &lt; 30 minutes, 2: 30-44 minutes, 3: &gt; 45 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Number, 1 through 4. 1 = beginner, 2 = intermediate, 3 = advanced 4 = advanced + (extre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string, valid values: “express”, “tone”, “dance”, “extreme”, “cardio”, “specialty”, “none”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ructor(name, [length], intensity, [style]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orkout style name</text:p>
          </table:table-cell>
          <table:table-cell table:style-name="ce1" office:value-type="string" calcext:value-type="string">
            <text:p>Arguments to pass to construct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leanWeek</text:p>
          </table:table-cell>
          <table:table-cell office:value-type="string" calcext:value-type="string">
            <text:p>(‘Clean Week’, 2, 1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Shop</text:p>
          </table:table-cell>
          <table:table-cell office:value-type="string" calcext:value-type="string">
            <text:p>(‘Shift Shop’, 1, 2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VTwo</text:p>
          </table:table-cell>
          <table:table-cell office:value-type="string" calcext:value-type="string">
            <text:p>(‘YOUv2’, 2, 1, ‘dance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gaRetreat</text:p>
          </table:table-cell>
          <table:table-cell office:value-type="string" calcext:value-type="string">
            <text:p>(‘3 Week Yoga Retreat’, 1, 1, ‘specialty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DeForce</text:p>
          </table:table-cell>
          <table:table-cell office:value-type="string" calcext:value-type="string">
            <text:p>(‘Core De Force’, 2, 3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Heat</text:p>
          </table:table-cell>
          <table:table-cell office:value-type="string" calcext:value-type="string">
            <text:p>(‘Country Heat’, 2, 2, ‘dance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ntyTwoMinute</text:p>
          </table:table-cell>
          <table:table-cell office:value-type="string" calcext:value-type="string">
            <text:p>(‘22 Minute Hard Corps’, 1, 4, [‘extreme’, ‘express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merAndChisel</text:p>
          </table:table-cell>
          <table:table-cell office:value-type="string" calcext:value-type="string">
            <text:p>(‘The Master’s Hammer and Chisel’, 2,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ze</text:p>
          </table:table-cell>
          <table:table-cell office:value-type="string" calcext:value-type="string">
            <text:p>(‘CIZE’, 2, 2, “dance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FixExtreme</text:p>
          </table:table-cell>
          <table:table-cell office:value-type="string" calcext:value-type="string">
            <text:p>(‘21 Day Fix EXTREME’, 2, 3, ‘extreme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Max</text:p>
          </table:table-cell>
          <table:table-cell office:value-type="string" calcext:value-type="string">
            <text:p>(‘INSANITY MAX:30’, 2, 3, ‘extreme’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Original</text:p>
          </table:table-cell>
          <table:table-cell office:value-type="string" calcext:value-type="string">
            <text:p>(‘P90’, 2, 2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Yo</text:p>
          </table:table-cell>
          <table:table-cell office:value-type="string" calcext:value-type="string">
            <text:p>(‘PiYo’, [1, 2], 2, [‘specialty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Original</text:p>
          </table:table-cell>
          <table:table-cell office:value-type="string" calcext:value-type="string">
            <text:p>(‘INSANITY’, [2, 3], 3, [‘extreme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</text:p>
          </table:table-cell>
          <table:table-cell office:value-type="string" calcext:value-type="string">
            <text:p>(‘P90X’, [3], 3, [‘extrem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Three</text:p>
          </table:table-cell>
          <table:table-cell office:value-type="string" calcext:value-type="string">
            <text:p>(‘P09X3’, [2], 3, [‘extreme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usT</text:p>
          </table:table-cell>
          <table:table-cell office:value-type="string" calcext:value-type="string">
            <text:p>(‘FOCUS T25’, [1], 3, [‘extreme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ntyOneFix</text:p>
          </table:table-cell>
          <table:table-cell office:value-type="string" calcext:value-type="string">
            <text:p>(‘21 Day Fix’, [2], 2, [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boFire</text:p>
          </table:table-cell>
          <table:table-cell office:value-type="string" calcext:value-type="string">
            <text:p>(‘TurboFire’, [1, 2, 3], 3, [’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zilButt</text:p>
          </table:table-cell>
          <table:table-cell office:value-type="string" calcext:value-type="string">
            <text:p>(‘Brazil Butt Lift’, [1, 2, 3], 2, [‘express’, ‘tone’, ‘specialty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Beast</text:p>
          </table:table-cell>
          <table:table-cell office:value-type="string" calcext:value-type="string">
            <text:p>(‘Body Beast’, [1, 2, 3], 3, [‘tone’, ‘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MinutesTrainer</text:p>
          </table:table-cell>
          <table:table-cell office:value-type="string" calcext:value-type="string">
            <text:p>(‘10-Minute Trainer’, [1], 2, [‘express’, ‘cardio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inetyXTwo</text:p>
          </table:table-cell>
          <table:table-cell office:value-type="string" calcext:value-type="string">
            <text:p>(‘P90X2’, [3], 3, [‘cardio’, ‘tone’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anityAsyl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il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iChe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m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boJ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pHopA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L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ckinBody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51:19.967898995</meta:creation-date>
    <dc:date>2017-10-09T15:54:58.928622463</dc:date>
    <meta:editing-duration>PT47M1S</meta:editing-duration>
    <meta:editing-cycles>8</meta:editing-cycles>
    <meta:generator>LibreOffice/5.3.1.2$Linux_X86_64 LibreOffice_project/30m0$Build-2</meta:generator>
    <meta:document-statistic meta:table-count="1" meta:cell-count="67" meta:object-count="0"/>
  </office:meta>
</office:document-meta>
</file>